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84.75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  <style:style style:name="ce25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0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default-cell-style-name="ce255"/>
        <table:table-column table:style-name="co36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6" table:number-columns-repeated="3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78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0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5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/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/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/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formula="of:=SUM([.G6:.G22])" office:value-type="currency" office:currency="ARS" office:value="29767.02" calcext:value-type="currency">
            <text:p>$29.767,02</text:p>
          </table:table-cell>
          <table:table-cell table:style-name="ce255" table:formula="of:=SUM([.H6:.H22])" office:value-type="currency" office:currency="ARS" office:value="30457.09" calcext:value-type="currency">
            <text:p>$30.457,09</text:p>
          </table:table-cell>
          <table:table-cell table:style-name="ce255" table:formula="of:=SUM([.I6:.I22])" office:value-type="currency" office:currency="ARS" office:value="30401.36" calcext:value-type="currency">
            <text:p>$30.401,36</text:p>
          </table:table-cell>
          <table:table-cell table:style-name="ce259" table:formula="of:=SUM([.G23:.I23])" office:value-type="currency" office:currency="ARS" office:value="90625.47" calcext:value-type="currency">
            <text:p>$90.625,47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258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+[.C78]+[.C80]+[.C85]" office:value-type="currency" office:currency="ARS" office:value="29767.02" calcext:value-type="currency">
            <text:p>$29.767,02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+[.C75]" office:value-type="currency" office:currency="ARS" office:value="30401.36" calcext:value-type="currency">
            <text:p>$30.401,36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2"/>
          <table:table-cell table:style-name="ce257" table:formula="of:=SUM([.H30:.H32])" office:value-type="currency" office:currency="ARS" office:value="90625.47" calcext:value-type="currency">
            <text:p>$90.625,47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258" table:formula="of:=+[.C96]-[.H3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2]+[.C78]-[.D78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79]+[.C80]-[.D80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0]+[.C81]-[.D81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1]+[.C82]-[.D82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2]+[.C83]-[.D83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3]+[.C84]-[.D8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4]+[.C85]-[.D85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5]+[.C86]-[.D86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6]+[.C87]-[.D8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87]+[.C88]-[.D8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89]+[.C90]-[.D9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0]+[.C91]-[.D91]" office:value-type="currency" office:currency="ARS" office:value="0" calcext:value-type="currency">
            <text:p>$0,00</text:p>
          </table:table-cell>
          <table:table-cell table:number-columns-repeated="6"/>
          <table:table-cell table:style-name="ce258"/>
          <table:table-cell/>
        </table:table-row>
        <table:table-row table:style-name="ro1">
          <table:table-cell table:style-name="ce139"/>
          <table:table-cell table:number-columns-repeated="3"/>
          <table:table-cell table:formula="of:=+[.E91]+[.C92]-[.D9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2]+[.C93]-[.D9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ce139"/>
          <table:table-cell table:number-columns-repeated="3"/>
          <table:table-cell table:formula="of:=+[.E94]+[.C95]-[.D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87])" office:value-type="currency" office:currency="ARS" office:value="90625.47" calcext:value-type="currency">
            <text:p>$90.625,47</text:p>
          </table:table-cell>
          <table:table-cell table:style-name="ce257" table:formula="of:=SUM([.D3:.D87])" office:value-type="currency" office:currency="ARS" office:value="90625.47" calcext:value-type="currency">
            <text:p>$90.625,47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96]" office:value-type="currency" office:currency="ARS" office:value="9374.53000000001" calcext:value-type="currency">
            <text:p>$9.374,53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3:43:27.862874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9T23:44:11.653531152</dc:date>
    <meta:editing-duration>PT16H33M1S</meta:editing-duration>
    <meta:editing-cycles>326</meta:editing-cycles>
    <meta:generator>LibreOffice/5.1.4.2$Linux_X86_64 LibreOffice_project/10m0$Build-2</meta:generator>
    <meta:document-statistic meta:table-count="10" meta:cell-count="1635" meta:object-count="0"/>
  </office:meta>
</office:document-meta>
</file>